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4ab9" officeooo:paragraph-rsid="000f4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gins needed:<text:line-break/>Core (Needed for other plugins in some cases. Should be kept as small as possible.)</text:p>
      <text:p text:style-name="P1">Map</text:p>
      <text:p text:style-name="P1">Player</text:p>
      <text:p text:style-name="P1">AI<text:line-break/>Turn</text:p>
      <text:p text:style-name="P1">Actions (Interactions/movement)<text:line-break/>Rendering/Display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06:46:24.600000000</dc:date>
    <meta:editing-duration>PT12M1S</meta:editing-duration>
    <meta:editing-cycles>1</meta:editing-cycles>
    <meta:document-statistic meta:table-count="0" meta:image-count="0" meta:object-count="0" meta:page-count="1" meta:paragraph-count="5" meta:word-count="24" meta:character-count="164" meta:non-whitespace-character-count="145"/>
    <meta:generator>LibreOffice/7.2.4.1$Windows_X86_64 LibreOffice_project/27d75539669ac387bb498e35313b970b7fe9c4f9</meta:generator>
  </office:meta>
</office:document-meta>
</file>